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783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xnews.com/food-drink/2017/08/30/burger-king-offers-free-whoppers-to-people-just-fired-from-their-jobs.html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offers free Whoppers to people just fired from their jobs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 table:number-rows-repeated="10481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49:Sheet1.AMJ4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1" number:min-exponent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1:27:19.1120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11:28:28.203212000</dc:date>
    <meta:generator>LibreOffice/4.3.7.2$MacOSX_X86_64 LibreOffice_project/8a35821d8636a03b8bf4e15b48f59794652c68ba</meta:generator>
    <meta:editing-duration>PT1H24M4S</meta:editing-duration>
    <meta:editing-cycles>90</meta:editing-cycles>
    <meta:document-statistic meta:table-count="1" meta:cell-count="2099" meta:object-count="0"/>
  </office:meta>
</office:document-meta>
</file>